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92648" style:font-size-asian="10pt" style:font-size-complex="10pt"/>
    </style:style>
    <style:style style:name="P2" style:family="paragraph" style:parent-style-name="Standard">
      <style:text-properties style:use-window-font-color="true" style:font-name="Liberation Serif" fo:background-color="transparent"/>
    </style:style>
    <style:style style:name="P3" style:family="paragraph" style:parent-style-name="Footer">
      <style:paragraph-properties fo:text-align="center" style:justify-single-word="false"/>
    </style:style>
    <style:style style:name="P4"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style>
    <style:style style:name="P5"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6"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7"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style>
    <style:style style:name="P8"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9"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letter-spacing="normal" fo:background-color="transparent"/>
    </style:style>
    <style:style style:name="P10"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11" style:family="paragraph" style:parent-style-name="List_20_Heading">
      <style:paragraph-properties fo:margin-left="1.635cm" fo:margin-right="0cm" fo:margin-top="0cm" fo:margin-bottom="0.318cm" loext:contextual-spacing="false"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12" style:family="paragraph" style:parent-style-name="List_20_Heading">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13"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style>
    <style:style style:name="P14"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5"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16" style:family="paragraph" style:parent-style-name="List_20_Heading">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17" style:family="paragraph" style:parent-style-name="Text_20_body">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8" style:family="paragraph" style:parent-style-name="List_20_Contents">
      <style:paragraph-properties fo:margin-left="4.90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9" style:family="paragraph" style:parent-style-name="List_20_Contents">
      <style:paragraph-properties fo:margin-left="4.90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20" style:family="paragraph" style:parent-style-name="List_20_Heading">
      <style:paragraph-properties fo:margin-top="0cm" fo:margin-bottom="0.318cm" loext:contextual-spacing="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21" style:family="paragraph" style:parent-style-name="Text_20_body">
      <style:paragraph-properties fo:margin-top="0cm" fo:margin-bottom="0cm" loext:contextual-spacing="false"/>
      <style:text-properties style:use-window-font-color="true" style:font-name="Liberation Serif" officeooo:paragraph-rsid="00176826" fo:background-color="transparent"/>
    </style:style>
    <style:style style:name="P22" style:family="paragraph" style:parent-style-name="Text_20_body">
      <style:text-properties style:use-window-font-color="true" style:font-name="Liberation Serif" officeooo:paragraph-rsid="002322cc" fo:background-color="transparent"/>
    </style:style>
    <style:style style:name="P23" style:family="paragraph" style:parent-style-name="Heading_20_1">
      <style:paragraph-properties fo:margin-top="0cm" fo:margin-bottom="0cm" loext:contextual-spacing="false"/>
      <style:text-properties style:use-window-font-color="true" style:font-name="Liberation Serif" officeooo:paragraph-rsid="00176826" fo:background-color="transparent"/>
    </style:style>
    <style:style style:name="P24" style:family="paragraph" style:parent-style-name="List_20_Contents" style:list-style-name="L1">
      <style:paragraph-properties fo:margin-left="2.27cm" fo:margin-right="0cm" fo:margin-top="0cm" fo:margin-bottom="0.635cm" loext:contextual-spacing="false" style:line-height-at-least="0.635cm" fo:text-indent="0cm" style:auto-text-indent="false" fo:padding="0cm" fo:border="none"/>
      <style:text-properties style:use-window-font-color="true" style:font-name="Liberation Serif" fo:background-color="transparent"/>
    </style:style>
    <style:style style:name="P25" style:family="paragraph" style:parent-style-name="List_20_Contents" style:list-style-name="L2">
      <style:paragraph-properties fo:margin-left="2.27cm" fo:margin-right="0cm" fo:margin-top="0cm" fo:margin-bottom="0.635cm" loext:contextual-spacing="false" style:line-height-at-least="0.635cm" fo:text-indent="0cm" style:auto-text-indent="false" fo:padding="0cm" fo:border="none"/>
      <style:text-properties style:use-window-font-color="true" style:font-name="Liberation Serif" fo:background-color="transparent"/>
    </style:style>
    <style:style style:name="P26" style:family="paragraph" style:parent-style-name="List_20_Contents" style:list-style-name="L1">
      <style:paragraph-properties fo:margin-left="2.27cm" fo:margin-right="0cm" fo:margin-top="0cm" fo:margin-bottom="0.635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27" style:family="paragraph" style:parent-style-name="List_20_Contents" style:list-style-name="L3">
      <style:paragraph-properties fo:margin-left="2.27cm" fo:margin-right="0cm" fo:margin-top="0cm" fo:margin-bottom="0.635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28" style:family="paragraph" style:parent-style-name="Text_20_body">
      <style:text-properties style:use-window-font-color="true" style:font-name="Liberation Serif" fo:font-weight="bold" officeooo:paragraph-rsid="002322cc" fo:background-color="transparent"/>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5"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6"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7" style:family="text">
      <style:text-properties fo:font-variant="normal" fo:text-transform="none" style:use-window-font-color="true" style:font-name="Liberation Serif" fo:font-size="12pt" fo:letter-spacing="normal" fo:font-style="normal" fo:font-weight="bold" fo:background-color="transparent" loext:char-shading-value="0"/>
    </style:style>
    <style:style style:name="T8" style:family="text">
      <style:text-properties fo:font-variant="normal" fo:text-transform="none" fo:font-size="12pt" fo:letter-spacing="normal" fo:font-style="normal" fo:font-weight="normal"/>
    </style:style>
    <style:style style:name="T9" style:family="text">
      <style:text-properties officeooo:rsid="00219162"/>
    </style:style>
    <style:style style:name="T10" style:family="text">
      <style:text-properties fo:font-size="12pt" fo:font-style="normal"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 table:style-name="Tabelle1">
        <table:table-column table:style-name="Tabelle1.A"/>
        <table:table-row>
          <table:table-cell table:style-name="Tabelle1.A1" office:value-type="string">
            <text:h text:style-name="P23" text:outline-level="1"><text:bookmark-start text:name="__RefHeading___Toc2339_51850623"/><text:span text:style-name="T9">95 </text:span>Glossary<text:bookmark-end text:name="__RefHeading___Toc2339_51850623"/></text:h>
          </table:table-cell>
        </table:table-row>
      </table:table>
      <text:p text:style-name="P21"/>
      <text:p text:style-name="P22">This page lists definitions for terms used in Bforartists and this manual. Also see</text:p>
      <text:p text:style-name="P28">Action Safe</text:p>
      <text:p text:style-name="P5">Area of the screen visible on most devices. Place content inside it to ensure it does not get cut off.</text:p>
      <text:p text:style-name="P20">Active</text:p>
      <text:p text:style-name="P8">When many items are selected, the last selected item will be the active one. Used in situations where the interface only shows options for one item at a time.</text:p>
      <text:p text:style-name="P10"><text:span text:style-name="T8">See also </text:span><text:span text:style-name="T4">selection states</text:span><text:span text:style-name="T8">.</text:span></text:p>
      <text:p text:style-name="P11">Actuator</text:p>
      <text:p text:style-name="P6"><text:span text:style-name="T8">A </text:span><text:span text:style-name="T4">logic brick</text:span><text:span text:style-name="T8"> that acts like a muscle of a life-form. It can move the object or make a sound.</text:span></text:p>
      <text:p text:style-name="P20">Aliasing</text:p>
      <text:p text:style-name="P5">Rendering artifacts in the form of jagged lines.</text:p>
      <text:p text:style-name="P20">Alpha Channel</text:p>
      <text:p text:style-name="P8">Additional channel in an image for transparency.</text:p>
      <text:p text:style-name="P12">Straight Alpha</text:p>
      <text:p text:style-name="P14">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12">Premultiplied Alpha</text:p>
      <text:p text:style-name="P17">Method where RGBA channels are stored as (R × A, G × A, B × A, A), with the alpha multiplied into the RGB channel.</text:p>
      <text:p text:style-name="P17">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12">Conversion (Straight/Premultiplied) Alpha</text:p>
      <text:p text:style-name="P17">Conversion between the two alpha types is not a simple operation and can involve data loss, as both alpha types can represent data that the other cannot though it is often subtle.</text:p>
      <text:p text:style-name="P13"><text:span text:style-name="T6">Straight alpha can be considered to be an RGB color image with a separate alpha mask. In </text:span><text:soft-page-break/><text:span text:style-name="T6">areas where this mask is fully transparent, there can still be colors in the RGB channels. On conversion to premultiplied alpha, this mask is </text:span><text:span text:style-name="Emphasis"><text:span text:style-name="T6">applied</text:span></text:span><text:span text:style-name="T6"> and the colors in such areas become black and are lost.</text:span></text:p>
      <text:p text:style-name="P17">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11">Ambient Light</text:p>
      <text:p text:style-name="P5">The light that comes from the surrounding environment as a whole.</text:p>
      <text:p text:style-name="P20">Ambient Occlusion</text:p>
      <text:p text:style-name="P6"><text:span text:style-name="T8">A ratio of how much </text:span><text:span text:style-name="T4">ambient light</text:span><text:span text:style-name="T8"> a surface point would be likely to receive. If a surface point is under a foot or table, it will end up much darker than the top of someone’s head or the tabletop.</text:span></text:p>
      <text:p text:style-name="P20">Animation</text:p>
      <text:p text:style-name="P5">Simulation of motion.</text:p>
      <text:p text:style-name="P20">Anti-aliasing</text:p>
      <text:p text:style-name="P6"><text:span text:style-name="T8">See </text:span><text:span text:style-name="T4">oversampling</text:span><text:span text:style-name="T8">.</text:span></text:p>
      <text:p text:style-name="P20">Armature</text:p>
      <text:p text:style-name="P6"><text:span text:style-name="T8">An </text:span><text:span text:style-name="T4">Object</text:span><text:span text:style-name="T8"> consisting of </text:span><text:span text:style-name="T4">bones</text:span><text:span text:style-name="T8">. Used to </text:span><text:span text:style-name="T4">rig</text:span><text:span text:style-name="T8"> characters, props, etc.</text:span></text:p>
      <text:p text:style-name="P20">Axis</text:p>
      <text:p text:style-name="P5">A reference line which defines coordinates along one cardinal direction in n-D space.</text:p>
      <text:p text:style-name="P20">Axis Angle</text:p>
      <text:p text:style-name="P5">Rotation method where X, Y, and Z correspond to the axis definition, while W corresponds to the angle around that axis, in radians.</text:p>
      <text:p text:style-name="P20">Baking</text:p>
      <text:p text:style-name="P5">The process of computing and storing the result of a potentially time-consuming calculation so as to avoid needing to calculate it again.</text:p>
      <text:p text:style-name="P20">Bevel</text:p>
      <text:p text:style-name="P5">The operation to chamfer or bevel edges of an object.</text:p>
      <text:p text:style-name="P20">Bézier</text:p>
      <text:p text:style-name="P5">A computer graphics technique for generating and representing curves.</text:p>
      <text:p text:style-name="P20">Blend Modes</text:p>
      <text:p text:style-name="P20"><text:soft-page-break/>Color Blend Modes</text:p>
      <text:p text:style-name="P8">Methods for blending two colors together.</text:p>
      <text:p text:style-name="P10"><text:span text:style-name="T8">See also </text:span><text:span text:style-name="T4">Blend Modes</text:span><text:span text:style-name="T8"> on GIMP docs.</text:span></text:p>
      <text:p text:style-name="P11">Bone</text:p>
      <text:p text:style-name="P6"><text:span text:style-name="T8">The building block of an </text:span><text:span text:style-name="T4">Armature</text:span><text:span text:style-name="T8">. Made up of a </text:span><text:span text:style-name="T4">Head</text:span><text:span text:style-name="T8">, </text:span><text:span text:style-name="T4">Tail</text:span><text:span text:style-name="T8"> and </text:span><text:span text:style-name="T4">Roll Angle</text:span><text:span text:style-name="T8"> which define a set of local axes and a point of rotation at the </text:span><text:span text:style-name="T4">Head</text:span><text:span text:style-name="T8">.</text:span></text:p>
      <text:p text:style-name="P20">Boolean</text:p>
      <text:p text:style-name="P8">A type of logic dealing with binary true/false states.</text:p>
      <text:p text:style-name="P10"><text:span text:style-name="T8">See also </text:span><text:span text:style-name="T4">Boolean Modifier</text:span><text:span text:style-name="T8">.</text:span></text:p>
      <text:p text:style-name="P11">Bounding Box</text:p>
      <text:p text:style-name="P5">The box that encloses the shape of an object. The box is aligned with the local space of the object.</text:p>
      <text:p text:style-name="P20">BU</text:p>
      <text:p text:style-name="P20">Blender Units</text:p>
      <text:p text:style-name="P5">Internal units used by Blender, equivalent to meters. Often abbreviated to “BU”.</text:p>
      <text:p text:style-name="P20">Bump Mapping</text:p>
      <text:p text:style-name="P5">Technique for simulating slight variations in surface height using a grayscale “heightmap” texture.</text:p>
      <text:p text:style-name="P20">BVH</text:p>
      <text:p text:style-name="P20">Bounding Volume Hierarchy</text:p>
      <text:p text:style-name="P8">A hierarchical structure of geometric objects.</text:p>
      <text:p text:style-name="P10"><text:span text:style-name="T8">See also </text:span><text:span text:style-name="T4">Bounding Volume Hierarchy</text:span><text:span text:style-name="T8"> on Wikipedia.</text:span></text:p>
      <text:p text:style-name="P11">Caustics</text:p>
      <text:p text:style-name="P8">The optical phenomenon of light concentration focused by specular reflections or refracting objects. In example observable on light passing through a glass of water onto a table or the pattern at the bottom of a swimming pool.</text:p>
      <text:p text:style-name="P5">In rendering this refers to diffuse reflected light paths after a glossy or refraction bounce.</text:p>
      <text:p text:style-name="P10"><text:span text:style-name="T8">See also </text:span><text:span text:style-name="T4">Caustics</text:span><text:span text:style-name="T8"> on Wikipedia.</text:span></text:p>
      <text:p text:style-name="P11">Child</text:p>
      <text:p text:style-name="P6"><text:span text:style-name="T8">An </text:span><text:span text:style-name="T4">Object</text:span><text:span text:style-name="T8"> that is affected by its </text:span><text:span text:style-name="T4">Parent</text:span><text:span text:style-name="T8">.</text:span></text:p>
      <text:p text:style-name="P20">Chroma</text:p>
      <text:p text:style-name="P20">Chrominance</text:p>
      <text:p text:style-name="P7"><text:soft-page-break/><text:span text:style-name="T6">In general, a resulting image color decomposition, where its (</text:span><text:span text:style-name="Emphasis"><text:span text:style-name="T6">L</text:span></text:span><text:span text:style-name="T6"> or </text:span><text:span text:style-name="Emphasis"><text:span text:style-name="T6">Y</text:span></text:span><text:span text:style-name="T6">) luminance channel is separated. There are two different contexts whereas this term is used:</text:span></text:p>
      <text:p text:style-name="P12">Video systems</text:p>
      <text:p text:style-name="P13"><text:span text:style-name="T6">Refers to the general color decomposition resulting in </text:span><text:span text:style-name="Emphasis"><text:span text:style-name="T6">Y</text:span></text:span><text:span text:style-name="T6"> (Luminance) and </text:span><text:span text:style-name="Emphasis"><text:span text:style-name="T6">C</text:span></text:span><text:span text:style-name="T6"> (Chrominance) channels, whereas the chrominance is represented by: U = ( Blue minus Luminance ) and V = ( Red minus Luminance ).</text:span></text:p>
      <text:p text:style-name="P12">Matte compositing</text:p>
      <text:p text:style-name="P13"><text:span text:style-name="T6">Refers to a point in the color gamut surrounded by a mixture of a determined spectrum of its RGB neighboring colors. This point is called </text:span><text:span text:style-name="Emphasis"><text:span text:style-name="T6">Chroma key</text:span></text:span><text:span text:style-name="T6"> and this key (a chosen color) is used to create an </text:span><text:span text:style-name="Emphasis"><text:span text:style-name="T6">Alpha Mask</text:span></text:span><text:span text:style-name="T6">. The total amount of gamut space for this chrominance point is defined by users in a circular or square-shaped format.</text:span></text:p>
      <text:p text:style-name="P11">Chromaticities</text:p>
      <text:p text:style-name="P6"><text:span text:style-name="T8">The coordinates of the </text:span><text:span text:style-name="T4">primaries</text:span><text:span text:style-name="T8"> on the CIE 1931 xy chromaticity diagram.</text:span></text:p>
      <text:p text:style-name="P20">Clamp</text:p>
      <text:p text:style-name="P20">Clamping</text:p>
      <text:p text:style-name="P5">Limits a variable to a range. The values over or under the range are set to the constant values of the range’s minimum or maximum.</text:p>
      <text:p text:style-name="P20">Color Gamut</text:p>
      <text:p text:style-name="P5">A gamut traditionally refers to the volume of color a particular color model/space can cover. In many instances, it is often illustrated via a 2D model using CIE Yxy coordinates.</text:p>
      <text:p text:style-name="P20">Color Space</text:p>
      <text:p text:style-name="P8">A coordinate system in which a vector represent a color value. By doing so, the color space defines three things:</text:p>
      <text:list xml:id="list2768818610" text:style-name="L1">
        <text:list-item>
          <text:p text:style-name="P24"><text:span text:style-name="T8">The exact color of each of the </text:span><text:span text:style-name="T4">primaries</text:span></text:p>
        </text:list-item>
        <text:list-item>
          <text:p text:style-name="P24"><text:span text:style-name="T8">The </text:span><text:span text:style-name="T4">White Point</text:span></text:p>
        </text:list-item>
        <text:list-item>
          <text:p text:style-name="P26">A transfer function</text:p>
        </text:list-item>
      </text:list>
      <text:p text:style-name="P12">sRGB</text:p>
      <text:p text:style-name="P15"><text:span text:style-name="T8">A color space that uses the Rec .709 </text:span><text:span text:style-name="T4">primaries</text:span><text:span text:style-name="T8"> and white point but, with a slightly different transfer function.</text:span></text:p>
      <text:p text:style-name="P12">HSV</text:p>
      <text:p text:style-name="P17"><text:soft-page-break/>Three values often considered as more intuitive (human perception) than the RGB system.</text:p>
      <text:p text:style-name="P16">Hue</text:p>
      <text:p text:style-name="P18">The Hue of the color.</text:p>
      <text:p text:style-name="P16">Saturation</text:p>
      <text:p text:style-name="P18">Also known as colorfulness, saturation is the quantity of hue in the color (from desaturated – a shade of gray – to saturated – brighter colors).</text:p>
      <text:p text:style-name="P16">Value</text:p>
      <text:p text:style-name="P18">The brightness of the color (dark to light).</text:p>
      <text:p text:style-name="P12">HSL</text:p>
      <text:p text:style-name="P16">Hue, Saturation</text:p>
      <text:p text:style-name="P18">See HSV.</text:p>
      <text:p text:style-name="P16">Luminance</text:p>
      <text:p text:style-name="P19"><text:span text:style-name="T8">See </text:span><text:span text:style-name="T4">Luminance</text:span><text:span text:style-name="T8">.</text:span></text:p>
      <text:p text:style-name="P12">YUV</text:p>
      <text:p text:style-name="P14">Luminance-Chrominance standard used in broadcasting analog PAL (European) video.</text:p>
      <text:p text:style-name="P12">YCbCr</text:p>
      <text:p text:style-name="P14">Luminance-ChannelBlue-ChannelRed Component video for digital broadcast use, whose standards have been updated for HDTV and commonly referred to as the HDMI format for component video.</text:p>
      <text:p text:style-name="P12">+A</text:p>
      <text:p text:style-name="P15"><text:span text:style-name="T8">The color space holds an additional </text:span><text:span text:style-name="T4">Alpha Channel</text:span><text:span text:style-name="T8">.</text:span></text:p>
      <text:p text:style-name="P11">Concave Face</text:p>
      <text:p text:style-name="P8">Face in which one vertex is inside a triangle formed by other vertices of the face.</text:p>
      <text:p text:style-name="P10"><text:span text:style-name="T8">See also </text:span><text:span text:style-name="T4">Convex and concave polygons</text:span><text:span text:style-name="T8"> on Wikipedia.</text:span></text:p>
      <text:p text:style-name="P11">Constraint</text:p>
      <text:p text:style-name="P6"><text:span text:style-name="T8">A way of controlling one </text:span><text:span text:style-name="T4">object</text:span><text:span text:style-name="T8"> with data from another.</text:span></text:p>
      <text:p text:style-name="P20">Controller</text:p>
      <text:p text:style-name="P6"><text:span text:style-name="T8">A </text:span><text:span text:style-name="T4">logic brick</text:span><text:span text:style-name="T8"> that acts like the brain of a life-form. It makes decisions to activate muscles (</text:span><text:span text:style-name="T4">actuators</text:span><text:span text:style-name="T8">), using either simple logic or complex Python scripts.</text:span></text:p>
      <text:p text:style-name="P20"><text:soft-page-break/>Convex Face</text:p>
      <text:p text:style-name="P6"><text:span text:style-name="T8">Face where, if lines were drawn from each vertex to every other vertex, all lines would remain in the face. Opposite of a </text:span><text:span text:style-name="T4">concave face</text:span><text:span text:style-name="T8">.</text:span></text:p>
      <text:p text:style-name="P20">Coplanar</text:p>
      <text:p text:style-name="P5">Refers to any set of elements that are all aligned to the same 2D plane in 3D space.</text:p>
      <text:p text:style-name="P20">Crease</text:p>
      <text:p text:style-name="P6"><text:span text:style-name="T8">Property of an </text:span><text:span text:style-name="T4">edge</text:span><text:span text:style-name="T8">. Used to define the sharpness of edges in </text:span><text:span text:style-name="T4">subdivision surface</text:span><text:span text:style-name="T8"> meshes.</text:span></text:p>
      <text:p text:style-name="P20">Curve</text:p>
      <text:p text:style-name="P6"><text:span text:style-name="T8">A type of object defined in terms of a line interpolated between Control Vertices. Available types of curves include </text:span><text:span text:style-name="T4">Bézier</text:span><text:span text:style-name="T8">, </text:span><text:span text:style-name="T4">NURBS</text:span><text:span text:style-name="T8"> and Poly.</text:span></text:p>
      <text:p text:style-name="P20">Cyclic</text:p>
      <text:p text:style-name="P6"><text:span text:style-name="T8">Often referring to an object being circular. This term is often associated with </text:span><text:span text:style-name="T4">Curve</text:span><text:span text:style-name="T8">.</text:span></text:p>
      <text:p text:style-name="P20">Diffuse Light</text:p>
      <text:p text:style-name="P5">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20">Directional Light</text:p>
      <text:p text:style-name="P5">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20">Displacement Mapping</text:p>
      <text:p text:style-name="P6"><text:span text:style-name="T8">A method for distorting vertices based on an image or texture. Similar to </text:span><text:span text:style-name="T4">Bump Mapping</text:span><text:span text:style-name="T8">, but instead operates on the mesh’s actual geometry. This relies on the mesh having enough geometry to represent details in the image.</text:span></text:p>
      <text:p text:style-name="P20">Display Referenced</text:p>
      <text:p text:style-name="P6"><text:span text:style-name="T8">Refers to an image whose </text:span><text:span text:style-name="T4">Luminance</text:span><text:span text:style-name="T8"> channel is limited to a certain range of values (usually 0-1). The reason it is called display referenced is because a display cannot display an infinite range of values. So, the term </text:span><text:span text:style-name="T4">Scene Referenced</text:span><text:span text:style-name="T8"> must go through a transfer function to be converted from one to the other.</text:span></text:p>
      <text:p text:style-name="P20">DOF</text:p>
      <text:p text:style-name="P20">Depth Of Field</text:p>
      <text:p text:style-name="P5">The distance in front of and behind the subject which appears to be in focus. For any given lens <text:soft-page-break/>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20">Double Buffer</text:p>
      <text:p text:style-name="P5">Technique for drawing and displaying content on the screen. Blender uses two buffers (images) to draw the interface in. The content of one buffer is displayed while drawing occurs on the other buffer. When drawing is complete, the buffers are switched.</text:p>
      <text:p text:style-name="P20">Edge</text:p>
      <text:p text:style-name="P6"><text:span text:style-name="T8">Straight segment (line) that connects two </text:span><text:span text:style-name="T4">vertices</text:span><text:span text:style-name="T8">, and can be part of a </text:span><text:span text:style-name="T4">face</text:span><text:span text:style-name="T8">.</text:span></text:p>
      <text:p text:style-name="P20">Edge Loop</text:p>
      <text:p text:style-name="P6"><text:span text:style-name="T8">Chain of </text:span><text:span text:style-name="T4">edges</text:span><text:span text:style-name="T8"> belonging to consecutive </text:span><text:span text:style-name="T4">quads</text:span><text:span text:style-name="T8">. An edge loop ends at a pole or a boundary. Otherwise, it is cyclic.</text:span></text:p>
      <text:p text:style-name="P20">Edge Ring</text:p>
      <text:p text:style-name="P6"><text:span text:style-name="T8">Path of all </text:span><text:span text:style-name="T4">edges</text:span><text:span text:style-name="T8"> along a </text:span><text:span text:style-name="T4">face loop</text:span><text:span text:style-name="T8"> that share two faces belonging to that loop.</text:span></text:p>
      <text:p text:style-name="P20">Empty</text:p>
      <text:p text:style-name="P6"><text:span text:style-name="T8">An </text:span><text:span text:style-name="T4">Object</text:span><text:span text:style-name="T8"> without any </text:span><text:span text:style-name="T4">Vertices</text:span><text:span text:style-name="T8">, </text:span><text:span text:style-name="T4">Edges</text:span><text:span text:style-name="T8"> or </text:span><text:span text:style-name="T4">Faces</text:span><text:span text:style-name="T8">.</text:span></text:p>
      <text:p text:style-name="P20">Environment Map</text:p>
      <text:p text:style-name="P5">A method of calculating reflections. It involves rendering images at strategic positions and applying them as textures to the mirror. Now in most cases obsoleted by ray tracing, which though slower is easier to use and more accurate.</text:p>
      <text:p text:style-name="P20">Euler</text:p>
      <text:p text:style-name="P20">Euler Rotation</text:p>
      <text:p text:style-name="P5">Rotation method where rotations applied on each X, Y, Z axis component.</text:p>
      <text:p text:style-name="P20">F-Curve</text:p>
      <text:p text:style-name="P5">A curve that holds the animation values of a specific property.</text:p>
      <text:p text:style-name="P20">Face</text:p>
      <text:p text:style-name="P6"><text:span text:style-name="T8">Mesh element that defines a piece of surface. It consists of three or more </text:span><text:span text:style-name="T4">edges</text:span><text:span text:style-name="T8">.</text:span></text:p>
      <text:p text:style-name="P20">Face Loop</text:p>
      <text:p text:style-name="P6"><text:span text:style-name="T8">Chain of consecutive </text:span><text:span text:style-name="T4">quads</text:span><text:span text:style-name="T8">. A face loop stops at a </text:span><text:span text:style-name="T4">triangle</text:span><text:span text:style-name="T8"> or </text:span><text:span text:style-name="T4">N-gon</text:span><text:span text:style-name="T8"> (which do not belong to the loop), or at a boundary. Otherwise, it is cyclic.</text:span></text:p>
      <text:p text:style-name="P20">Face Normal</text:p>
      <text:p text:style-name="P6"><text:soft-page-break/><text:span text:style-name="T8">The normalized vector perpendicular to the plane that a </text:span><text:span text:style-name="T4">face</text:span><text:span text:style-name="T8"> lies in. Each face has its own normal.</text:span></text:p>
      <text:p text:style-name="P20">Field of View</text:p>
      <text:p text:style-name="P6"><text:span text:style-name="T8">The area in which objects are visible to the camera. Also see </text:span><text:span text:style-name="T4">Focal Length</text:span><text:span text:style-name="T8">.</text:span></text:p>
      <text:p text:style-name="P20">Focal Length</text:p>
      <text:p text:style-name="P6"><text:span text:style-name="T8">The distance required by a lens to focus collimated light. Defines the magnification power of a lens. Also see </text:span><text:span text:style-name="T4">Field of View</text:span><text:span text:style-name="T8">.</text:span></text:p>
      <text:p text:style-name="P20">Frame Types</text:p>
      <text:p text:style-name="P7"><text:span text:style-name="T6">In video compression, a frame can be compressed by several different algorithms. These algorithms are known as </text:span><text:span text:style-name="Emphasis"><text:span text:style-name="T6">picture types</text:span></text:span><text:span text:style-name="T6"> or </text:span><text:span text:style-name="Emphasis"><text:span text:style-name="T6">frame types</text:span></text:span><text:span text:style-name="T6"> and there are three major types: </text:span><text:span text:style-name="Strong_20_Emphasis"><text:span text:style-name="T7">I</text:span></text:span><text:span text:style-name="T6">, </text:span><text:span text:style-name="Strong_20_Emphasis"><text:span text:style-name="T7">P</text:span></text:span><text:span text:style-name="T6">, and </text:span><text:span text:style-name="Strong_20_Emphasis"><text:span text:style-name="T7">B</text:span></text:span><text:span text:style-name="T6">frames.</text:span></text:p>
      <text:p text:style-name="P12">I‑frames</text:p>
      <text:p text:style-name="P14">The least compressible but don’t require other video frames to decode.</text:p>
      <text:p text:style-name="P12">P‑frames</text:p>
      <text:p text:style-name="P14">Use data from previous frames to decompress and are more compressible than I‑frames.</text:p>
      <text:p text:style-name="P12">B‑frames</text:p>
      <text:p text:style-name="P14">Use both previous and forward frames for data reference to get the highest amount of compression.</text:p>
      <text:p text:style-name="P11">FSAA</text:p>
      <text:p text:style-name="P20">Full-Screen Anti-Aliasing</text:p>
      <text:p text:style-name="P7"><text:span text:style-name="T6">A method of </text:span><text:span text:style-name="T5">Anti-aliasing</text:span><text:span text:style-name="T6"> on the graphics card, so the entire image is displayed smooth. Also known as </text:span><text:span text:style-name="Emphasis"><text:span text:style-name="T6">Multisampling</text:span></text:span><text:span text:style-name="T6">.</text:span></text:p>
      <text:p text:style-name="P10"><text:span text:style-name="T8">This can be enabled in the </text:span><text:span text:style-name="T4">User Preferences</text:span><text:span text:style-name="T8">. On many graphics cards, this can also be enabled in the driver options.</text:span></text:p>
      <text:p text:style-name="P11">Gamma</text:p>
      <text:p text:style-name="P8">An operation used to adjust the brightness of an image.</text:p>
      <text:p text:style-name="P10"><text:span text:style-name="T8">See also </text:span><text:span text:style-name="T4">Gamma correction</text:span><text:span text:style-name="T8"> on Wikipedia.</text:span></text:p>
      <text:p text:style-name="P11">Geometric Center</text:p>
      <text:p text:style-name="P5">The mean average of the positions of all vertices making up the object.</text:p>
      <text:p text:style-name="P20">Gimbal</text:p>
      <text:p text:style-name="P8">A pivoted support that allows the rotation of an object about a single axis.</text:p>
      <text:p text:style-name="P10"><text:span text:style-name="T8">See also </text:span><text:span text:style-name="T4">Gimbal</text:span><text:span text:style-name="T8"> on Wikipedia.</text:span></text:p>
      <text:p text:style-name="P11"><text:soft-page-break/>Gimbal Lock</text:p>
      <text:p text:style-name="P10"><text:span text:style-name="T8">The limitation where axes of rotation can become aligned, losing the ability to rotate on an axis (typically associated with </text:span><text:span text:style-name="T4">euler rotation</text:span><text:span text:style-name="T8">).</text:span></text:p>
      <text:list xml:id="list1382804827" text:style-name="L2">
        <text:list-item>
          <text:p text:style-name="P25"><text:span text:style-name="T8">See also </text:span><text:span text:style-name="T4">Gimbal lock</text:span><text:span text:style-name="T8"> on Wikipedia.</text:span></text:p>
        </text:list-item>
        <text:list-item>
          <text:p text:style-name="P25"><text:span text:style-name="T8">See also </text:span><text:span text:style-name="T4">Gimbal lock</text:span><text:span text:style-name="T8"> on Stackexchange.</text:span></text:p>
        </text:list-item>
      </text:list>
      <text:p text:style-name="P11">Global Illumination</text:p>
      <text:p text:style-name="P6"><text:span text:style-name="T8">A superset of </text:span><text:span text:style-name="T4">radiosity</text:span><text:span text:style-name="T8"> and ray tracing. The goal is to compute all possible light interactions in a given scene, and thus, obtain a truly photorealistic image. All combinations of diffuse and specular reflections and transmissions must be accounted for. Effects such as color bleeding and caustics must be included in a global illumination simulation.</text:span></text:p>
      <text:p text:style-name="P20">Global Space</text:p>
      <text:p text:style-name="P6"><text:span text:style-name="T8">See </text:span><text:span text:style-name="T4">World Space</text:span><text:span text:style-name="T8">.</text:span></text:p>
      <text:p text:style-name="P20">Glossy Map</text:p>
      <text:p text:style-name="P6"><text:span text:style-name="T8">See </text:span><text:span text:style-name="T4">Roughness Map</text:span><text:span text:style-name="T8">.</text:span></text:p>
      <text:p text:style-name="P20">Gouraud Shading</text:p>
      <text:p text:style-name="P5">Used to achieve smooth lighting on low-polygon surfaces without the heavy computational requirements of calculating lighting for each pixel. The technique was first presented by Henri Gouraud in 1971.</text:p>
      <text:p text:style-name="P20">HDRI</text:p>
      <text:p text:style-name="P20">High Dynamic Range Image</text:p>
      <text:p text:style-name="P8">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0"><text:span text:style-name="T8">See also </text:span><text:span text:style-name="T4">HDRI</text:span><text:span text:style-name="T8"> on Wikipedia.</text:span></text:p>
      <text:p text:style-name="P11">Head</text:p>
      <text:p text:style-name="P6"><text:span text:style-name="T8">A subcomponent of a </text:span><text:span text:style-name="T4">Bone</text:span><text:span text:style-name="T8">. The point of rotation for that </text:span><text:span text:style-name="T4">Bone</text:span><text:span text:style-name="T8">. Has X, Y and Z coordinates measured in the </text:span><text:span text:style-name="T4">Local Space</text:span><text:span text:style-name="T8"> of the </text:span><text:span text:style-name="T4">Armature</text:span><text:span text:style-name="T8"> </text:span><text:span text:style-name="T4">Object</text:span><text:span text:style-name="T8">. Used in conjunction with the </text:span><text:span text:style-name="T4">Tail</text:span><text:span text:style-name="T8"> to define the </text:span><text:span text:style-name="T4">local</text:span><text:span text:style-name="T8"> Y axis of the </text:span><text:span text:style-name="T4">Bone</text:span><text:span text:style-name="T8"> in </text:span><text:span text:style-name="T4">Pose Mode</text:span><text:span text:style-name="T8">. The larger of the two ends when drawn as an </text:span><text:span text:style-name="T4">Octahedron</text:span><text:span text:style-name="T8">.</text:span></text:p>
      <text:p text:style-name="P20">Interpolation</text:p>
      <text:p text:style-name="P6"><text:span text:style-name="T8">The process of calculating new data between points of known value, like </text:span><text:span text:style-name="T4">keyframes</text:span><text:span text:style-name="T8">.</text:span></text:p>
      <text:p text:style-name="P20">Inverse Kinematics</text:p>
      <text:p text:style-name="P5"><text:soft-page-break/>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20">IOR</text:p>
      <text:p text:style-name="P20">Index Of Refraction</text:p>
      <text:p text:style-name="P5">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20">Keyframe</text:p>
      <text:p text:style-name="P5">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20">Keyframing</text:p>
      <text:p text:style-name="P6"><text:span text:style-name="T8">Inserting </text:span><text:span text:style-name="T4">Keyframes</text:span><text:span text:style-name="T8"> to build an animated sequence.</text:span></text:p>
      <text:p text:style-name="P20">Lattice</text:p>
      <text:p text:style-name="P8">A type of object consisting of a non-renderable three-dimensional grid of vertices.</text:p>
      <text:p text:style-name="P10"><text:span text:style-name="T8">See also </text:span><text:span text:style-name="T4">Lattice Modifier</text:span><text:span text:style-name="T8">.</text:span></text:p>
      <text:p text:style-name="P11">Layer</text:p>
      <text:p text:style-name="P6"><text:span text:style-name="T8">A device for organizing objects. See also </text:span><text:span text:style-name="T4">Layers</text:span><text:span text:style-name="T8">.</text:span></text:p>
      <text:p text:style-name="P20">Light Bounces</text:p>
      <text:p text:style-name="P6"><text:span text:style-name="T8">Refers to the reflection or transmission of a light ray upon interaction with a material. See also </text:span><text:span text:style-name="T4">Light Paths</text:span><text:span text:style-name="T8">.</text:span></text:p>
      <text:p text:style-name="P20">Local Space</text:p>
      <text:p text:style-name="P10"><text:span text:style-name="T8">A 3D coordinate system that originates (for Objects) at the </text:span><text:span text:style-name="T4">Object Origin</text:span><text:span text:style-name="T8">. or (for Bones) at the </text:span><text:span text:style-name="T4">Head</text:span><text:span text:style-name="T8"> of the </text:span><text:span text:style-name="T4">Bone</text:span><text:span text:style-name="T8">.</text:span></text:p>
      <text:p text:style-name="P10"><text:span text:style-name="T8">Compare to </text:span><text:span text:style-name="T4">World Space</text:span><text:span text:style-name="T8">.</text:span></text:p>
      <text:p text:style-name="P11">Logic brick</text:p>
      <text:p text:style-name="P6"><text:span text:style-name="T8">A graphical representation of a functional unit in Blender’s game logic. A Logic brick can be a </text:span><text:span text:style-name="T4">Sensor</text:span><text:span text:style-name="T8">, </text:span><text:span text:style-name="T4">Controller</text:span><text:span text:style-name="T8"> or </text:span><text:span text:style-name="T4">Actuator</text:span><text:span text:style-name="T8">.</text:span></text:p>
      <text:p text:style-name="P20"><text:soft-page-break/>Luminance</text:p>
      <text:p text:style-name="P5">The intensity of light either in an image/model channel, or emitted from a surface per square unit in a given direction.</text:p>
      <text:p text:style-name="P20">Manifold</text:p>
      <text:p text:style-name="P4"><text:span text:style-name="T6">Manifold meshes, also called </text:span><text:span text:style-name="Emphasis"><text:span text:style-name="T6">water-tight</text:span></text:span><text:span text:style-name="T6"> meshes, define a </text:span><text:span text:style-name="Emphasis"><text:span text:style-name="T6">closed non-self-intersecting volume</text:span></text:span><text:span text:style-name="T6"> (see also </text:span><text:span text:style-name="T5">non-manifold</text:span><text:span text:style-name="T6">).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of non-overlapped surfaces.</text:span></text:p>
      <text:p text:style-name="P20">Matte</text:p>
      <text:p text:style-name="P20">Mask</text:p>
      <text:p text:style-name="P6"><text:span text:style-name="T8">A grayscale image used to include or exclude parts of an image. A matte is applied as an </text:span><text:span text:style-name="T4">Alpha Channel</text:span><text:span text:style-name="T8">, or it is used as a mix factor when applying </text:span><text:span text:style-name="T4">Color Blend Modes</text:span><text:span text:style-name="T8">.</text:span></text:p>
      <text:p text:style-name="P20">Mesh</text:p>
      <text:p text:style-name="P6"><text:span text:style-name="T8">Type of object consisting of </text:span><text:span text:style-name="T4">vertices</text:span><text:span text:style-name="T8">, </text:span><text:span text:style-name="T4">edges</text:span><text:span text:style-name="T8"> and </text:span><text:span text:style-name="T4">faces</text:span><text:span text:style-name="T8">.</text:span></text:p>
      <text:p text:style-name="P20">Micropolygons</text:p>
      <text:p text:style-name="P5">A polygon roughly the size of a pixel or smaller.</text:p>
      <text:p text:style-name="P20">MIP</text:p>
      <text:p text:style-name="P20">Mip-map</text:p>
      <text:p text:style-name="P20">Mip-mapping</text:p>
      <text:p text:style-name="P9">‘<text:span text:style-name="T10">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span></text:p>
      <text:p text:style-name="P10"><text:span text:style-name="T8">See the mip-map option present in the </text:span><text:span text:style-name="T4">System Preferences</text:span><text:span text:style-name="T8">.</text:span></text:p>
      <text:p text:style-name="P11">MIS</text:p>
      <text:p text:style-name="P20">Multiple Importance Sampling</text:p>
      <text:p text:style-name="P8">A process of estimating the direction of light rays to improve sampling quality.</text:p>
      <text:p text:style-name="P6"><text:soft-page-break/><text:span text:style-name="T8">See: </text:span><text:span text:style-name="T4">Multiple Importance Sampling</text:span></text:p>
      <text:p text:style-name="P10"><text:span text:style-name="T8">See also </text:span><text:span text:style-name="T4">Importance sampling</text:span><text:span text:style-name="T8"> on Wikipedia.</text:span></text:p>
      <text:p text:style-name="P11">Motion Blur</text:p>
      <text:p text:style-name="P5">The phenomenon that occurs when we perceive a rapidly moving object. The object appears to be blurred because of our persistence of vision. Simulating motion blur makes computer animation appear more realistic.</text:p>
      <text:p text:style-name="P20">Multisampling</text:p>
      <text:p text:style-name="P6"><text:span text:style-name="T8">See </text:span><text:span text:style-name="T4">FSAA</text:span><text:span text:style-name="T8">.</text:span></text:p>
      <text:p text:style-name="P20">N-gon</text:p>
      <text:p text:style-name="P6"><text:span text:style-name="T8">A </text:span><text:span text:style-name="T4">face</text:span><text:span text:style-name="T8"> that contains more than four </text:span><text:span text:style-name="T4">vertices</text:span><text:span text:style-name="T8">.</text:span></text:p>
      <text:p text:style-name="P20">Non-linear Animation</text:p>
      <text:p text:style-name="P5">Animation technique that allows the animator to edit motions as a whole, not just the individual keys. Non-linear animation allows you to combine, mix, and blend different motions to create entirely new animations.</text:p>
      <text:p text:style-name="P20">Non-manifold</text:p>
      <text:p text:style-name="P8">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5">There are several types of non-manifold geometry:</text:p>
      <text:list xml:id="list441975290" text:style-name="L3">
        <text:list-item>
          <text:p text:style-name="P27">Some borders and holes (edges with only a single connected face), as faces have no thickness.</text:p>
        </text:list-item>
        <text:list-item>
          <text:p text:style-name="P27">Edges and vertices not belonging to any face (wire).</text:p>
        </text:list-item>
        <text:list-item>
          <text:p text:style-name="P27">Edges connected to three or more faces (interior faces).</text:p>
        </text:list-item>
        <text:list-item>
          <text:p text:style-name="P27">Vertices belonging to faces that are not adjoining (e.g. two cones sharing the vertex at the apex).</text:p>
        </text:list-item>
      </text:list>
      <text:p text:style-name="P10"><text:span text:style-name="T8">See also: </text:span><text:span text:style-name="T4">Select Non-Manifold</text:span><text:span text:style-name="T8"> tool.</text:span></text:p>
      <text:p text:style-name="P11">Normal</text:p>
      <text:p text:style-name="P8"><text:soft-page-break/>The normalized vector perpendicular to a surface.</text:p>
      <text:p text:style-name="P6"><text:span text:style-name="T8">Normals can be assigned to vertices, faces and modulated across a surface using </text:span><text:span text:style-name="T4">normal mapping</text:span><text:span text:style-name="T8">.</text:span></text:p>
      <text:p text:style-name="P10"><text:span text:style-name="T8">See also </text:span><text:span text:style-name="T4">Normals</text:span><text:span text:style-name="T8"> on Wikipedia.</text:span></text:p>
      <text:p text:style-name="P11">Normal Mapping</text:p>
      <text:p text:style-name="P6"><text:span text:style-name="T8">Is similar to </text:span><text:span text:style-name="T4">Bump mapping</text:span><text:span text:style-name="T8">, but instead of the image being a grayscale heightmap, the colors define in which direction the normal should be shifted, the three color channels being mapped to the three directions X, Y and Z. This allows more detail and control over the effect.</text:span></text:p>
      <text:p text:style-name="P20">NURBS</text:p>
      <text:p text:style-name="P20">Non-uniform Rational Basis Spline</text:p>
      <text:p text:style-name="P5">A computer graphics technique for generating and representing curves and surfaces.</text:p>
      <text:p text:style-name="P20">Object</text:p>
      <text:p text:style-name="P6"><text:span text:style-name="T8">Container for a type (Mesh, Curve, Surface, Metaball, Text, Armature, Lattice, Empty, Camera, Lamp) and basic 3D transform data (</text:span><text:span text:style-name="T4">Object Origin</text:span><text:span text:style-name="T8">).</text:span></text:p>
      <text:p text:style-name="P20">Object Center</text:p>
      <text:p text:style-name="P20">Object Origin</text:p>
      <text:p text:style-name="P6"><text:span text:style-name="T8">A reference point used to position, rotate, and scale an </text:span><text:span text:style-name="T4">Object</text:span><text:span text:style-name="T8"> and to define its </text:span><text:span text:style-name="T4">Local Space</text:span><text:span text:style-name="T8">coordinates.</text:span></text:p>
      <text:p text:style-name="P20">Octahedron</text:p>
      <text:p text:style-name="P6"><text:span text:style-name="T8">An eight-sided figure commonly used to depict the </text:span><text:span text:style-name="T4">Bones</text:span><text:span text:style-name="T8"> of an </text:span><text:span text:style-name="T4">Armature</text:span><text:span text:style-name="T8">.</text:span></text:p>
      <text:p text:style-name="P20">OpenGL</text:p>
      <text:p text:style-name="P8">The graphics system used by Blender (and many other graphics applications) for drawing 3D graphics, often taking advantage of hardware acceleration.</text:p>
      <text:p text:style-name="P10"><text:span text:style-name="T8">See also </text:span><text:span text:style-name="T4">OpenGL</text:span><text:span text:style-name="T8"> on Wikipedia.</text:span></text:p>
      <text:p text:style-name="P11">Oversampling</text:p>
      <text:p text:style-name="P10"><text:span text:style-name="T8">Is the technique of minimizing </text:span><text:span text:style-name="T4">aliasing</text:span><text:span text:style-name="T8"> when representing a high resolution signal at a lower resolution.</text:span></text:p>
      <text:p text:style-name="P8">Also called Anti-Aliasing.</text:p>
      <text:p text:style-name="P11">Overscan</text:p>
      <text:p text:style-name="P8">The term used to describe the situation. when not all of a televised image is present on a viewing screen.</text:p>
      <text:p text:style-name="P10"><text:span text:style-name="T8">See also </text:span><text:span text:style-name="T4">Overscan</text:span><text:span text:style-name="T8"> on Wikipedia.</text:span></text:p>
      <text:p text:style-name="P11"><text:soft-page-break/>Parent</text:p>
      <text:p text:style-name="P6"><text:span text:style-name="T8">An </text:span><text:span text:style-name="T4">Object</text:span><text:span text:style-name="T8"> that affects its </text:span><text:span text:style-name="T4">Child</text:span><text:span text:style-name="T8"> objects.</text:span></text:p>
      <text:p text:style-name="P20">Parenting</text:p>
      <text:p text:style-name="P6"><text:span text:style-name="T8">Creating a </text:span><text:span text:style-name="T4">Parent</text:span><text:span text:style-name="T8">-</text:span><text:span text:style-name="T4">Child</text:span><text:span text:style-name="T8"> relationship between two </text:span><text:span text:style-name="T4">objects</text:span><text:span text:style-name="T8">.</text:span></text:p>
      <text:p text:style-name="P20">Particle system</text:p>
      <text:p text:style-name="P5">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20">Phong</text:p>
      <text:p text:style-name="P5">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20">Pivot Point</text:p>
      <text:p text:style-name="P8">The pivot point is the point in space around which all rotations, scalings and mirror transformations are centered.</text:p>
      <text:p text:style-name="P10"><text:span text:style-name="T8">See also the </text:span><text:span text:style-name="T4">Pivot Point</text:span><text:span text:style-name="T8"> docs.</text:span></text:p>
      <text:p text:style-name="P11">Pixel</text:p>
      <text:p text:style-name="P6"><text:span text:style-name="T8">The smallest unit of information in a 2D raster image, representing a single color made up of red, green, and blue channels. If the image has an </text:span><text:span text:style-name="T4">alpha channel</text:span><text:span text:style-name="T8">, the pixel will contain a corresponding fourth channel.</text:span></text:p>
      <text:p text:style-name="P20">Pole</text:p>
      <text:p text:style-name="P6"><text:span text:style-name="T4">Vertex</text:span><text:span text:style-name="T8"> where three, five, or more edges meet. A vertex connected to one, two, or four edges is not a pole.</text:span></text:p>
      <text:p text:style-name="P20">Pose Mode</text:p>
      <text:p text:style-name="P6"><text:span text:style-name="T8">Used for </text:span><text:span text:style-name="T4">posing</text:span><text:span text:style-name="T8">, </text:span><text:span text:style-name="T4">keyframing</text:span><text:span text:style-name="T8">, </text:span><text:span text:style-name="T4">weight painting</text:span><text:span text:style-name="T8">, </text:span><text:span text:style-name="T4">constraining</text:span><text:span text:style-name="T8"> and </text:span><text:span text:style-name="T4">parenting</text:span><text:span text:style-name="T8"> the </text:span><text:span text:style-name="T4">bones</text:span><text:span text:style-name="T8"> of an </text:span><text:span text:style-name="T4">armature</text:span><text:span text:style-name="T8">.</text:span></text:p>
      <text:p text:style-name="P20">Posing</text:p>
      <text:p text:style-name="P6"><text:span text:style-name="T8">Moving, Rotating and Scaling the </text:span><text:span text:style-name="T4">bones</text:span><text:span text:style-name="T8"> of an </text:span><text:span text:style-name="T4">armature</text:span><text:span text:style-name="T8"> to achieve an aesthetically pleasing pose for a character.</text:span></text:p>
      <text:p text:style-name="P20">Premultiplied Alpha</text:p>
      <text:p text:style-name="P6"><text:span text:style-name="T8">See </text:span><text:span text:style-name="T4">Alpha Channel</text:span><text:span text:style-name="T8">.</text:span></text:p>
      <text:p text:style-name="P20"><text:soft-page-break/>Primaries</text:p>
      <text:p text:style-name="P6"><text:span text:style-name="T8">In color theory, primaries (often known as primary colors) are the abstract lights, using an absolute model, that make up a </text:span><text:span text:style-name="T4">color space</text:span><text:span text:style-name="T8">.</text:span></text:p>
      <text:p text:style-name="P20">Primitive</text:p>
      <text:p text:style-name="P5">A basic object that can be used as a basis for modeling more complicated objects.</text:p>
      <text:p text:style-name="P20">Procedural Texture</text:p>
      <text:p text:style-name="P5">Computer generated (generic) textures that can be configured via different parameters.</text:p>
      <text:p text:style-name="P20">Projection</text:p>
      <text:p text:style-name="P8">In computer graphics, there are two common camera projections used.</text:p>
      <text:p text:style-name="P12">Perspective</text:p>
      <text:p text:style-name="P13"><text:span text:style-name="T6">A </text:span><text:span text:style-name="Emphasis"><text:span text:style-name="T6">perspective</text:span></text:span><text:span text:style-name="T6"> view is geometrically constructed by taking a scene in 3D and placing an observer at point </text:span><text:span text:style-name="Emphasis"><text:span text:style-name="T6">O</text:span></text:span><text:span text:style-name="T6">. The 2D perspective scene is built by placing a plane (e.g. a sheet of paper) where the 2D scene is to be drawn in front of point </text:span><text:span text:style-name="Emphasis"><text:span text:style-name="T6">O</text:span></text:span><text:span text:style-name="T6">, perpendicular to the viewing direction. For each point </text:span><text:span text:style-name="Emphasis"><text:span text:style-name="T6">P</text:span></text:span><text:span text:style-name="T6"> in the 3D scene a </text:span><text:span text:style-name="Emphasis"><text:span text:style-name="T6">PO</text:span></text:span><text:span text:style-name="T6"> line is drawn, passing by </text:span><text:span text:style-name="Emphasis"><text:span text:style-name="T6">O</text:span></text:span><text:span text:style-name="T6"> and </text:span><text:span text:style-name="Emphasis"><text:span text:style-name="T6">P</text:span></text:span><text:span text:style-name="T6">. The intersection point </text:span><text:span text:style-name="Emphasis"><text:span text:style-name="T6">S</text:span></text:span><text:span text:style-name="T6"> between this </text:span><text:span text:style-name="Emphasis"><text:span text:style-name="T6">PO</text:span></text:span><text:span text:style-name="T6"> line and the plane is the perspective projection of that point. By projecting all points </text:span><text:span text:style-name="Emphasis"><text:span text:style-name="T6">P</text:span></text:span><text:span text:style-name="T6"> of the scene you get a perspective view.</text:span></text:p>
      <text:p text:style-name="P12">Orthographic</text:p>
      <text:p text:style-name="P13"><text:span text:style-name="T6">In an </text:span><text:span text:style-name="Emphasis"><text:span text:style-name="T6">orthographic</text:span></text:span><text:span text:style-name="T6"> projection, you have a viewing direction but not a viewing point </text:span><text:span text:style-name="Emphasis"><text:span text:style-name="T6">O</text:span></text:span><text:span text:style-name="T6">. The line is then drawn through point </text:span><text:span text:style-name="Emphasis"><text:span text:style-name="T6">P</text:span></text:span><text:span text:style-name="T6"> so that it is parallel to the viewing direction. The intersection </text:span><text:span text:style-name="Emphasis"><text:span text:style-name="T6">S</text:span></text:span><text:span text:style-name="T6"> between the line and the plane is the orthographic projection of the point </text:span><text:span text:style-name="Emphasis"><text:span text:style-name="T6">P</text:span></text:span><text:span text:style-name="T6">. By projecting all points </text:span><text:span text:style-name="Emphasis"><text:span text:style-name="T6">P</text:span></text:span><text:span text:style-name="T6"> of the scene you get the orthographic view.</text:span></text:p>
      <text:p text:style-name="P11">Quad</text:p>
      <text:p text:style-name="P20">Quadrilateral</text:p>
      <text:p text:style-name="P20">Quadrangle</text:p>
      <text:p text:style-name="P6"><text:span text:style-name="T4">Face</text:span><text:span text:style-name="T8"> that contains exactly four </text:span><text:span text:style-name="T4">vertices</text:span><text:span text:style-name="T8">.</text:span></text:p>
      <text:p text:style-name="P20">Quaternion</text:p>
      <text:p text:style-name="P20">Quaternion Rotation</text:p>
      <text:p text:style-name="P6"><text:span text:style-name="T8">Rotation method where rotations are defined by four values (X, Y, Z, and W). X, Y, and Z also define an </text:span><text:span text:style-name="T4">axis</text:span><text:span text:style-name="T8">, and W an angle, but it is quite different from </text:span><text:span text:style-name="T4">Axis Angle</text:span><text:span text:style-name="T8">.</text:span></text:p>
      <text:p text:style-name="P20">Radiosity</text:p>
      <text:p text:style-name="P8">A global lighting method that calculates patterns of light and shadow for rendering graphics images from three-dimensional models. One of the many different tools which can simulate diffuse lighting in <text:soft-page-break/>Blender.</text:p>
      <text:p text:style-name="P10"><text:span text:style-name="T8">See also </text:span><text:span text:style-name="T4">Radiosity (computer graphics)</text:span><text:span text:style-name="T8"> on Wikipedia.</text:span></text:p>
      <text:p text:style-name="P11">Ray Tracing</text:p>
      <text:p text:style-name="P6"><text:span text:style-name="T8">Rendering technique that works by tracing the path taken by a ray of light through the scene, and calculating reflection, refraction, or absorption of the ray whenever it intersects an object in the world. More accurate than </text:span><text:span text:style-name="T4">scanline</text:span><text:span text:style-name="T8">, but much slower.</text:span></text:p>
      <text:p text:style-name="P20">Refraction</text:p>
      <text:p text:style-name="P6"><text:span text:style-name="T8">The change in direction of a wave due to a change in velocity. It happens when waves travel from a medium with a given </text:span><text:span text:style-name="T4">index of refraction</text:span><text:span text:style-name="T8"> to a medium with another. At the boundary between the media, the wave changes direction; its wavelength increases or decreases but frequency remains constant.</text:span></text:p>
      <text:p text:style-name="P20">Render</text:p>
      <text:p text:style-name="P5">The process of computationally generating a 2D image from 3D geometry.</text:p>
      <text:p text:style-name="P20">RGB</text:p>
      <text:p text:style-name="P5">A color model based on the traditional primary colors, Red/Green/Blue. RGB colors are also directly broadcasted to most computer monitors.</text:p>
      <text:p text:style-name="P20">Rig</text:p>
      <text:p text:style-name="P5">A system of relationships that determine how something moves. The act of building of such a system.</text:p>
      <text:p text:style-name="P20">Roll</text:p>
      <text:p text:style-name="P20">Roll Angle</text:p>
      <text:p text:style-name="P6"><text:span text:style-name="T8">The orientation of the local X and Z axes of a </text:span><text:span text:style-name="T4">Bone</text:span><text:span text:style-name="T8">. Has no effect on the local Y axis as local Y is determined by the location of the </text:span><text:span text:style-name="T4">Head</text:span><text:span text:style-name="T8"> and </text:span><text:span text:style-name="T4">Tail</text:span><text:span text:style-name="T8">.</text:span></text:p>
      <text:p text:style-name="P20">Roughness Map</text:p>
      <text:p text:style-name="P6"><text:span text:style-name="T8">A grayscale texture that defines how rough or smooth the surface of a material is. This may also be known as a </text:span><text:span text:style-name="T4">Glossy Map</text:span><text:span text:style-name="T8">.</text:span></text:p>
      <text:p text:style-name="P20">Scanline</text:p>
      <text:p text:style-name="P6"><text:span text:style-name="T8">Rendering technique. Much faster than </text:span><text:span text:style-name="T4">ray tracing</text:span><text:span text:style-name="T8">, but allows fewer effects, such as reflections, refractions, motion blur and focal blur.</text:span></text:p>
      <text:p text:style-name="P20">Scene Referenced</text:p>
      <text:p text:style-name="P10"><text:span text:style-name="T8">An image whose </text:span><text:span text:style-name="T4">Luminance</text:span><text:span text:style-name="T8"> channel is not limited.</text:span></text:p>
      <text:p text:style-name="P10"><text:span text:style-name="T8">See also </text:span><text:span text:style-name="T4">Display Referenced</text:span><text:span text:style-name="T8">.</text:span></text:p>
      <text:p text:style-name="P11">Sensor</text:p>
      <text:p text:style-name="P6"><text:soft-page-break/><text:span text:style-name="T8">A </text:span><text:span text:style-name="T4">logic brick</text:span><text:span text:style-name="T8"> that acts like a sense of a life-form. It reacts to touch, vision, collision, etc.</text:span></text:p>
      <text:p text:style-name="P20">Shading</text:p>
      <text:p text:style-name="P5">Process of altering the color of an object/surface in the 3D scene, based on its angle to lights and its distance from lights to create a photorealistic effect.</text:p>
      <text:p text:style-name="P20">Smoothing</text:p>
      <text:p text:style-name="P6"><text:span text:style-name="T8">Defines how </text:span><text:span text:style-name="T4">faces</text:span><text:span text:style-name="T8"> are shaded. Faces can be either solid (faces are rendered flat) or smooth (faces are smoothed by interpolating the normal on every point of the face).</text:span></text:p>
      <text:p text:style-name="P20">Specular Light</text:p>
      <text:p text:style-name="P5">A light which is reflected precisely, like a mirror. Also used to refer to highlights on reflective objects.</text:p>
      <text:p text:style-name="P20">SSS</text:p>
      <text:p text:style-name="P20">Subsurface Scattering</text:p>
      <text:p text:style-name="P5">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20">Straight Alpha</text:p>
      <text:p text:style-name="P6"><text:span text:style-name="T8">See </text:span><text:span text:style-name="T4">Alpha Channel</text:span><text:span text:style-name="T8">.</text:span></text:p>
      <text:p text:style-name="P20">Subdividing</text:p>
      <text:p text:style-name="P5">Technique for adding more geometry to a mesh. It creates new vertices on subdivided edges, new edges between subdivisions and new faces based on new edges. If new edges cross a new vertex is created at their crossing point.</text:p>
      <text:p text:style-name="P20">Subsurf</text:p>
      <text:p text:style-name="P20">Subdivision Surface</text:p>
      <text:p text:style-name="P8">A method of creating smooth higher poly surfaces which can take a low polygon mesh as input.</text:p>
      <text:p text:style-name="P10"><text:span text:style-name="T8">See also </text:span><text:span text:style-name="T4">Catmull-Clark subdivision surface</text:span><text:span text:style-name="T8"> on Wikipedia.</text:span></text:p>
      <text:p text:style-name="P11">Tail</text:p>
      <text:p text:style-name="P6"><text:span text:style-name="T8">A subcomponent of a </text:span><text:span text:style-name="T4">Bone</text:span><text:span text:style-name="T8">. Has X, Y and Z coordinates measured in the </text:span><text:span text:style-name="T4">Local Space</text:span><text:span text:style-name="T8"> of the Armature Object. Used in conjunction with the </text:span><text:span text:style-name="T4">Head</text:span><text:span text:style-name="T8"> to define the </text:span><text:span text:style-name="T4">local</text:span><text:span text:style-name="T8"> Y axis of a </text:span><text:span text:style-name="T4">Bone</text:span><text:span text:style-name="T8"> in </text:span><text:span text:style-name="T4">Pose Mode</text:span><text:span text:style-name="T8">. The smaller of the two ends when drawn as an </text:span><text:span text:style-name="T4">Octahedron</text:span><text:span text:style-name="T8">.</text:span></text:p>
      <text:p text:style-name="P20">Tessellation</text:p>
      <text:p text:style-name="P6"><text:span text:style-name="T8">The tiling of a plane using one or more geometric shapes usually resulting in </text:span><text:span text:style-name="T4">Micropolygons</text:span><text:span text:style-name="T8">.</text:span></text:p>
      <text:p text:style-name="P20">Texture</text:p>
      <text:p text:style-name="P5"><text:soft-page-break/>Specifies visual patterns on surfaces and simulates physical surface structure.</text:p>
      <text:p text:style-name="P20">Texture Space</text:p>
      <text:p text:style-name="P4"><text:span text:style-name="T6">The bounding box to use when using </text:span><text:span text:style-name="Emphasis"><text:span text:style-name="T6">Generated</text:span></text:span><text:span text:style-name="T6"> mapping to add a </text:span><text:span text:style-name="T5">Texture</text:span><text:span text:style-name="T6"> to an image.</text:span></text:p>
      <text:p text:style-name="P20">Timecode</text:p>
      <text:p text:style-name="P5">A coded signal on videotape or film giving information about the frame number and time the frame was recorded. Timecodes are used to sync media between different recording devices, including both audio and video.</text:p>
      <text:p text:style-name="P20">Title Safe</text:p>
      <text:p text:style-name="P5">Area of the screen visible on all devices. Place text and graphics inside this area to make sure they do not get cut off.</text:p>
      <text:p text:style-name="P20">Topology</text:p>
      <text:p text:style-name="P4"><text:span text:style-name="T6">The arrangement of </text:span><text:span text:style-name="Emphasis"><text:span text:style-name="T6">Vertices</text:span></text:span><text:span text:style-name="T6">, </text:span><text:span text:style-name="Emphasis"><text:span text:style-name="T6">Edges</text:span></text:span><text:span text:style-name="T6">, and </text:span><text:span text:style-name="Emphasis"><text:span text:style-name="T6">Faces</text:span></text:span><text:span text:style-name="T6"> which define the shape of a mesh. See </text:span><text:span text:style-name="T5">vertex</text:span><text:span text:style-name="T6">, </text:span><text:span text:style-name="T5">edge</text:span><text:span text:style-name="T6">, and </text:span><text:span text:style-name="T5">face</text:span><text:span text:style-name="T6">.</text:span></text:p>
      <text:p text:style-name="P20">Transforms</text:p>
      <text:p text:style-name="P5">The combined idea of location, rotation, and scale.</text:p>
      <text:p text:style-name="P20">Triangle</text:p>
      <text:p text:style-name="P6"><text:span text:style-name="T4">Face</text:span><text:span text:style-name="T8"> with exactly three </text:span><text:span text:style-name="T4">vertices</text:span><text:span text:style-name="T8">.</text:span></text:p>
      <text:p text:style-name="P20">UV Map</text:p>
      <text:p text:style-name="P5">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20">Vertex</text:p>
      <text:p text:style-name="P20">Vertices</text:p>
      <text:p text:style-name="P6"><text:span text:style-name="T8">A point in 3D space containing a location. It may also have a defined color. Vertices are the terminating points of </text:span><text:span text:style-name="T4">edges</text:span><text:span text:style-name="T8">.</text:span></text:p>
      <text:p text:style-name="P20">Vertex Group</text:p>
      <text:p text:style-name="P6"><text:span text:style-name="T8">Collection of </text:span><text:span text:style-name="T4">vertices</text:span><text:span text:style-name="T8">. Vertex groups are useful for limiting operations to specific areas of a mesh.</text:span></text:p>
      <text:p text:style-name="P20">Voxel</text:p>
      <text:p text:style-name="P6"><text:span text:style-name="T8">A cubic 3D equivalent to the square 2D pixel. The name is a combination of the terms “Volumetric” and “</text:span><text:span text:style-name="T4">Pixel</text:span><text:span text:style-name="T8">”. Used to store smoke and fire data from physics simulations.</text:span></text:p>
      <text:p text:style-name="P20">Walk Cycle</text:p>
      <text:p text:style-name="P5"><text:soft-page-break/>In animation, a walk cycle is a character that has just the walking function animated. Later on in the animation process, the character is placed in an environment and the rest of the functions are animated.</text:p>
      <text:p text:style-name="P20">Weight Painting</text:p>
      <text:p text:style-name="P6"><text:span text:style-name="T8">Assigning </text:span><text:span text:style-name="T4">vertices</text:span><text:span text:style-name="T8"> to </text:span><text:span text:style-name="T4">Vertex Groups</text:span><text:span text:style-name="T8"> with a weight of 0.0 - 1.0.</text:span></text:p>
      <text:p text:style-name="P20">White Point</text:p>
      <text:p text:style-name="P8">A reference value for white light defined by what happens when all the primaries, of the particular color model, are combined evenly.</text:p>
      <text:p text:style-name="P8">A white point is defined by a set of CIE illuminates which correspond to a color temperature. For example, D65 corresponds to 6500K light, D70 corresponding to 7000K and so on.</text:p>
      <text:p text:style-name="P11">World Space</text:p>
      <text:p text:style-name="P6"><text:span text:style-name="T8">A 3D coordinate system that originates at a point at the origin of the world. Compare to </text:span><text:span text:style-name="T4">Local Space</text:span><text:span text:style-name="T8">.</text:span></text:p>
      <text:p text:style-name="P20">Z-buffer</text:p>
      <text:p text:style-name="P5">Raster-based storage of the distance measurement between the camera and the surface points. Surface points which are in front of the camera have a positive Z value and points behind have negative values. The Z-depth map can be visualized as a grayscal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95 Glossary</text:span></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04:53.753000000</meta:creation-date>
    <dc:title>standard1cm</dc:title>
    <meta:editing-duration>PT12M35S</meta:editing-duration>
    <meta:editing-cycles>12</meta:editing-cycles>
    <meta:generator>LibreOffice/6.1.4.2$Windows_X86_64 LibreOffice_project/9d0f32d1f0b509096fd65e0d4bec26ddd1938fd3</meta:generator>
    <dc:date>2019-03-06T09:33:00.829000000</dc:date>
    <meta:document-statistic meta:table-count="1" meta:image-count="0" meta:object-count="0" meta:page-count="19" meta:paragraph-count="408" meta:word-count="4969" meta:character-count="29617" meta:non-whitespace-character-count="25061"/>
    <meta:template xlink:type="simple" xlink:actuate="onRequest" xlink:title="standard1cm" xlink:href="../../../../AppData/Roaming/LibreOffice/4/user/template/standard1cm.ott" meta:date="2016-04-02T13:04:53.643000000"/>
  </office:meta>
</office:document-meta>
</file>